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185106" officeooo:paragraph-rsid="00185106" style:font-size-asian="11pt" style:font-size-complex="11pt"/>
    </style:style>
    <style:style style:name="P2" style:family="paragraph" style:parent-style-name="Standard">
      <style:text-properties fo:font-size="11pt" officeooo:rsid="001a3bf9" officeooo:paragraph-rsid="001a3bf9" style:font-size-asian="11pt" style:font-size-complex="11pt"/>
    </style:style>
    <style:style style:name="P3" style:family="paragraph" style:parent-style-name="Standard">
      <style:paragraph-properties fo:text-align="center" style:justify-single-word="false"/>
      <style:text-properties fo:font-size="14pt" fo:font-style="italic" fo:font-weight="bold" officeooo:rsid="001a3bf9" officeooo:paragraph-rsid="001a3bf9"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fo:font-weight="bold" officeooo:rsid="001c17ae" officeooo:paragraph-rsid="001c17ae"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4pt" fo:font-style="normal" style:text-underline-style="none" fo:font-weight="normal" officeooo:rsid="001c17ae" officeooo:paragraph-rsid="001c17ae" style:font-size-asian="14pt" style:font-style-asian="normal" style:font-weight-asian="normal" style:font-size-complex="14pt" style:font-style-complex="normal" style:font-weight-complex="normal"/>
    </style:style>
    <style:style style:name="P6" style:family="paragraph" style:parent-style-name="Standard">
      <style:text-properties fo:font-size="11pt" officeooo:rsid="00185106" officeooo:paragraph-rsid="00185106" style:font-size-asian="11pt" style:font-size-complex="11pt"/>
    </style:style>
    <style:style style:name="P7" style:family="paragraph" style:parent-style-name="Standard">
      <style:paragraph-properties fo:text-align="start" style:justify-single-word="false"/>
      <style:text-properties fo:font-size="11pt" fo:font-style="normal" style:text-underline-style="none" fo:font-weight="normal" officeooo:rsid="001d938d" officeooo:paragraph-rsid="001d938d" style:font-size-asian="11pt" style:font-style-asian="normal" style:font-weight-asian="normal" style:font-size-complex="11pt" style:font-style-complex="normal" style:font-weight-complex="normal"/>
    </style:style>
    <style:style style:name="T1" style:family="text">
      <style:text-properties officeooo:rsid="001a3b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2">Ana est pour beaucoup le personnage le plus puissant et le plus polyvalent du jeu, loin de les contre dires je dirai qu’elle demande beaucoup d’investissement personnel, de connaissance et d’expérience pour être maîtriser.</text:p>
      <text:p text:style-name="P2"/>
      <text:p text:style-name="P1">Dans ce tutoriel j’aborderai différents point qui sont pour moi <text:span text:style-name="T1">des étapes </text:span>nécessaire à la compréhension du personnage :</text:p>
      <text:p text:style-name="P1">- Les chiffres</text:p>
      <text:p text:style-name="P1">- Le focus</text:p>
      <text:p text:style-name="P1">- Le positionnement</text:p>
      <text:p text:style-name="P1">- Les duels</text:p>
      <text:p text:style-name="P1">- La communication</text:p>
      <text:p text:style-name="P1">- L’ entraînement</text:p>
      <text:p text:style-name="P1"/>
      <text:p text:style-name="P1"/>
      <text:p text:style-name="P4">Conclusion</text:p>
      <text:p text:style-name="P5"/>
      <text:p text:style-name="P7">Pour conclure je dirai que Ana est un des héros les plus intéressants de Overwatch sa grande polyvalence fais <text:s/>d’elle un personnage complexe à prendre en main, mais malgré cela une fois maîtriser vous pourrez faire de superbe parties en compétition, vous serez une immense force pour votre équipe.</text:p>
      <text:p text:style-name="P7">N hésiter pas à chercher toujours un moyen de vous améliorez car lorsque vous gagnerez une partie on vous accla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23:00:29.591000000</meta:creation-date>
    <dc:date>2017-01-30T23:14:03.263000000</dc:date>
    <meta:editing-duration>PT50M43S</meta:editing-duration>
    <meta:editing-cycles>4</meta:editing-cycles>
    <meta:generator>LibreOffice/5.1.5.2$Windows_x86 LibreOffice_project/7a864d8825610a8c07cfc3bc01dd4fce6a9447e5</meta:generator>
    <meta:document-statistic meta:table-count="0" meta:image-count="0" meta:object-count="0" meta:page-count="1" meta:paragraph-count="12" meta:word-count="142" meta:character-count="866" meta:non-whitespace-character-count="735"/>
  </office:meta>
</office:document-meta>
</file>